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1-03-02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20-09-22 0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9-09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9-05-06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9-01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8-09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8-05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8-05-2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8-01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7-09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7-04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7-01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6-09-27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6-01-21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5-09-1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15-03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5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200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64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48" meta:object-count="0"/>
    <meta:user-defined meta:name="AppVersion">3.0</meta:user-defined>
  </office:meta>
</office:document-meta>
</file>